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Verdana" svg:font-family="Verdana" style:font-family-generic="roman" style:font-pitch="variable"/>
    <style:font-face style:name="WenQuanYi Zen Hei" svg:font-family="'WenQuanYi Zen Hei'" style:font-family-generic="system" style:font-pitch="variable"/>
    <style:font-face style:name="serif" svg:font-family="serif"/>
  </office:font-face-decls>
  <office:automatic-styles>
    <style:style style:name="P1" style:family="paragraph" style:parent-style-name="ByLine">
      <loext:graphic-properties draw:fill-gradient-name="gradient" draw:fill-hatch-name="hatch"/>
      <style:paragraph-properties fo:margin-top="0.0598in" fo:margin-bottom="0in" style:contextual-spacing="false" fo:line-height="115%" fo:text-align="end" style:justify-single-word="false"/>
      <style:text-properties style:font-name="Times New Roman1" fo:font-size="16pt" officeooo:paragraph-rsid="003843d2" style:font-size-asian="16pt" style:font-size-complex="16pt"/>
    </style:style>
    <style:style style:name="P2" style:family="paragraph" style:parent-style-name="ByLine">
      <style:paragraph-properties fo:text-align="end" style:justify-single-word="false"/>
      <style:text-properties officeooo:paragraph-rsid="003843d2"/>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Contents_20_2">
      <style:paragraph-properties>
        <style:tab-stops>
          <style:tab-stop style:position="6.3035in" style:type="right" style:leader-style="dotted" style:leader-text="."/>
        </style:tab-stops>
      </style:paragraph-properties>
    </style:style>
    <style:style style:name="P6" style:family="paragraph" style:parent-style-name="Contents_20_3">
      <style:paragraph-properties>
        <style:tab-stops>
          <style:tab-stop style:position="6.1063in" style:type="right" style:leader-style="dotted" style:leader-text="."/>
        </style:tab-stops>
      </style:paragraph-properties>
    </style:style>
    <style:style style:name="P7" style:family="paragraph" style:parent-style-name="Contents_20_3">
      <style:paragraph-properties>
        <style:tab-stops>
          <style:tab-stop style:position="6.1063in" style:type="right" style:leader-style="dotted" style:leader-text="."/>
        </style:tab-stops>
      </style:paragraph-properties>
    </style:style>
    <style:style style:name="P8" style:family="paragraph" style:parent-style-name="Contents_20_Heading">
      <style:text-properties style:font-name="Times New Roman1"/>
    </style:style>
    <style:style style:name="P9" style:family="paragraph" style:parent-style-name="Contents_20_Heading">
      <style:paragraph-properties fo:break-before="page"/>
    </style:style>
    <style:style style:name="P10" style:family="paragraph" style:parent-style-name="Contents_20_Heading">
      <style:text-properties officeooo:paragraph-rsid="003843d2"/>
    </style:style>
    <style:style style:name="P11" style:family="paragraph" style:parent-style-name="Contents_20_Heading">
      <style:paragraph-properties fo:break-before="page"/>
      <style:text-properties style:font-name="Arial1"/>
    </style:style>
    <style:style style:name="P12" style:family="paragraph" style:parent-style-name="Footer">
      <style:paragraph-properties fo:text-align="end" style:justify-single-word="false"/>
      <style:text-properties officeooo:rsid="003727e1" officeooo:paragraph-rsid="003727e1"/>
    </style:style>
    <style:style style:name="P13" style:family="paragraph" style:parent-style-name="Header">
      <style:paragraph-properties fo:text-align="end" style:justify-single-word="false"/>
      <style:text-properties style:font-name="Times New Roman1" officeooo:paragraph-rsid="003843d2"/>
    </style:style>
    <style:style style:name="P14" style:family="paragraph" style:parent-style-name="Heading_20_2">
      <style:paragraph-properties fo:break-before="page"/>
    </style:style>
    <style:style style:name="P15" style:family="paragraph" style:parent-style-name="Heading_20_2" style:list-style-name="">
      <style:paragraph-properties fo:break-before="page"/>
      <style:text-properties style:font-name="Times New Roman1"/>
    </style:style>
    <style:style style:name="P16" style:family="paragraph" style:parent-style-name="Heading_20_2" style:list-style-name="">
      <style:text-properties style:font-name="Times New Roman1"/>
    </style:style>
    <style:style style:name="P17" style:family="paragraph" style:parent-style-name="Heading_20_2">
      <style:text-properties style:font-name="Arial1"/>
    </style:style>
    <style:style style:name="P18" style:family="paragraph" style:parent-style-name="Heading_20_3">
      <style:text-properties style:font-name="Arial1"/>
    </style:style>
    <style:style style:name="P19"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2pt" officeooo:rsid="00193e34" officeooo:paragraph-rsid="00193e34" style:font-size-asian="12pt" style:font-size-complex="12pt"/>
    </style:style>
    <style:style style:name="P20"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2pt" officeooo:paragraph-rsid="00193e34" style:font-size-asian="12pt" style:font-size-complex="12pt"/>
    </style:style>
    <style:style style:name="P21"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2pt" style:font-size-asian="12pt" style:font-size-complex="12pt"/>
    </style:style>
    <style:style style:name="P22"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2pt" fo:language="en" fo:country="US" officeooo:paragraph-rsid="00188487" style:font-size-asian="12pt" style:font-name-complex="Tahoma" style:font-size-complex="12pt"/>
    </style:style>
    <style:style style:name="P23"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2pt" fo:language="en" fo:country="US" officeooo:paragraph-rsid="00193e34" style:font-size-asian="12pt" style:font-name-complex="Tahoma" style:font-size-complex="12pt"/>
    </style:style>
    <style:style style:name="P24"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6pt" fo:font-weight="bold" style:font-size-asian="16pt" style:font-weight-asian="bold" style:font-size-complex="16pt" style:font-weight-complex="bold"/>
    </style:style>
    <style:style style:name="P25"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6pt" fo:font-weight="bold" officeooo:paragraph-rsid="003a6659" style:font-size-asian="16pt" style:font-weight-asian="bold" style:font-size-complex="16pt" style:font-weight-complex="bold"/>
    </style:style>
    <style:style style:name="P26"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6pt" officeooo:paragraph-rsid="00345e03" style:font-size-asian="16pt" style:font-size-complex="16pt"/>
    </style:style>
    <style:style style:name="P27"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fo:font-size="14pt" fo:font-weight="bold" officeooo:paragraph-rsid="00193e34" style:font-size-asian="14pt" style:font-weight-asian="bold" style:font-size-complex="14pt" style:font-weight-complex="bold"/>
    </style:style>
    <style:style style:name="P28"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rsid="002215f3" officeooo:paragraph-rsid="002215f3"/>
    </style:style>
    <style:style style:name="P29"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2215f3"/>
    </style:style>
    <style:style style:name="P30"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style:style>
    <style:style style:name="P31" style:family="paragraph" style:parent-style-name="Standard" style:list-style-name="L2">
      <loext:graphic-properties draw:fill-gradient-name="gradient" draw:fill-hatch-name="hatch"/>
      <style:paragraph-properties fo:margin-top="0.0598in" fo:margin-bottom="0in" style:contextual-spacing="false" fo:line-height="115%" fo:text-align="justify" style:justify-single-word="false"/>
      <style:text-properties style:font-name="Times New Roman1"/>
    </style:style>
    <style:style style:name="P32" style:family="paragraph" style:parent-style-name="Standard" style:list-style-name="L2">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1f95d4"/>
    </style:style>
    <style:style style:name="P33"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2a328c"/>
    </style:style>
    <style:style style:name="P34"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2aa898"/>
    </style:style>
    <style:style style:name="P35"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345e03"/>
    </style:style>
    <style:style style:name="P36"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paragraph-rsid="00193e34"/>
    </style:style>
    <style:style style:name="P37"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Times New Roman1" officeooo:rsid="002d75aa" officeooo:paragraph-rsid="002d75aa"/>
    </style:style>
    <style:style style:name="P38" style:family="paragraph" style:parent-style-name="Standard">
      <style:paragraph-properties fo:margin-top="0.0598in" fo:margin-bottom="0in" style:contextual-spacing="false"/>
      <style:text-properties style:font-name="Times New Roman1"/>
    </style:style>
    <style:style style:name="P39" style:family="paragraph" style:list-style-name="L5">
      <style:paragraph-properties fo:margin-top="0.0598in" fo:margin-bottom="0in" style:contextual-spacing="false"/>
      <style:text-properties style:font-name="Times New Roman1"/>
    </style:style>
    <style:style style:name="P40" style:family="paragraph" style:parent-style-name="Standard" style:list-style-name="L5">
      <style:paragraph-properties fo:margin-top="0.0598in" fo:margin-bottom="0in" style:contextual-spacing="false"/>
      <style:text-properties style:font-name="Times New Roman1"/>
    </style:style>
    <style:style style:name="P41"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officeooo:paragraph-rsid="002aa898"/>
    </style:style>
    <style:style style:name="P42"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Arial1" fo:font-size="14pt" fo:font-weight="bold" officeooo:paragraph-rsid="00193e34" style:font-size-asian="14pt" style:font-weight-asian="bold" style:font-size-complex="14pt" style:font-weight-complex="bold"/>
    </style:style>
    <style:style style:name="P43"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Arial1" fo:font-size="14pt" fo:font-weight="bold" officeooo:paragraph-rsid="0021e95c" style:font-size-asian="14pt" style:font-weight-asian="bold" style:font-size-complex="14pt" style:font-weight-complex="bold"/>
    </style:style>
    <style:style style:name="P44" style:family="paragraph" style:parent-style-name="Standard">
      <loext:graphic-properties draw:fill-gradient-name="gradient" draw:fill-hatch-name="hatch"/>
      <style:paragraph-properties fo:margin-top="0.0598in" fo:margin-bottom="0in" style:contextual-spacing="false" fo:line-height="115%" fo:text-align="justify" style:justify-single-word="false"/>
      <style:text-properties style:font-name="Arial1" fo:font-size="12pt" officeooo:paragraph-rsid="00193e34" style:font-size-asian="12pt" style:font-size-complex="12pt"/>
    </style:style>
    <style:style style:name="P45" style:family="paragraph" style:parent-style-name="Title" style:master-page-name="Standard">
      <style:paragraph-properties fo:margin-left="0in" fo:margin-right="0in" fo:text-align="end" style:justify-single-word="false" fo:text-indent="0.5in" style:auto-text-indent="false" style:page-number="1"/>
      <style:text-properties officeooo:paragraph-rsid="003843d2"/>
    </style:style>
    <style:style style:name="P46" style:family="paragraph" style:parent-style-name="Title">
      <style:paragraph-properties fo:margin-top="0in" fo:margin-bottom="0.278in" style:contextual-spacing="false" fo:text-align="end" style:justify-single-word="false"/>
      <style:text-properties officeooo:paragraph-rsid="003843d2"/>
    </style:style>
    <style:style style:name="P47" style:family="paragraph" style:parent-style-name="Title">
      <style:paragraph-properties fo:text-align="end" style:justify-single-word="false"/>
      <style:text-properties officeooo:paragraph-rsid="003843d2"/>
    </style:style>
    <style:style style:name="T1" style:family="text">
      <style:text-properties officeooo:rsid="00193e34"/>
    </style:style>
    <style:style style:name="T2" style:family="text">
      <style:text-properties officeooo:rsid="001a8a53"/>
    </style:style>
    <style:style style:name="T3" style:family="text">
      <style:text-properties fo:language="en" fo:country="US"/>
    </style:style>
    <style:style style:name="T4" style:family="text">
      <style:text-properties fo:language="en" fo:country="US" style:font-name-complex="Tahoma"/>
    </style:style>
    <style:style style:name="T5" style:family="text">
      <style:text-properties fo:language="en" fo:country="US" officeooo:rsid="001aa83b" style:font-name-complex="Tahoma"/>
    </style:style>
    <style:style style:name="T6" style:family="text">
      <style:text-properties fo:language="en" fo:country="US" officeooo:rsid="001ae5cf" style:font-name-complex="Tahoma"/>
    </style:style>
    <style:style style:name="T7" style:family="text">
      <style:text-properties fo:language="en" fo:country="US" officeooo:rsid="003727e1"/>
    </style:style>
    <style:style style:name="T8" style:family="text">
      <style:text-properties officeooo:rsid="001c44f5"/>
    </style:style>
    <style:style style:name="T9" style:family="text">
      <style:text-properties officeooo:rsid="002215f3"/>
    </style:style>
    <style:style style:name="T10" style:family="text">
      <style:text-properties fo:font-weight="bold" style:font-weight-asian="bold" style:font-weight-complex="bold"/>
    </style:style>
    <style:style style:name="T11" style:family="text">
      <style:text-properties officeooo:rsid="0025557f"/>
    </style:style>
    <style:style style:name="T12" style:family="text">
      <style:text-properties officeooo:rsid="0026d535"/>
    </style:style>
    <style:style style:name="T13" style:family="text">
      <style:text-properties style:font-name="Times New Roman1"/>
    </style:style>
    <style:style style:name="T14" style:family="text">
      <style:text-properties style:font-name="Times New Roman1" officeooo:rsid="0025557f"/>
    </style:style>
    <style:style style:name="T15" style:family="text">
      <style:text-properties style:font-name="Times New Roman1" officeooo:rsid="0026d535"/>
    </style:style>
    <style:style style:name="T16" style:family="text">
      <style:text-properties style:font-name="Times New Roman1" officeooo:rsid="002aa898"/>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318b2e" style:font-size-asian="14pt" style:font-weight-asian="bold" style:font-size-complex="14pt" style:font-weight-complex="bold"/>
    </style:style>
    <style:style style:name="T19" style:family="text">
      <style:text-properties fo:font-size="14pt" fo:language="en" fo:country="US" fo:font-weight="bold" officeooo:rsid="00318b2e" style:font-size-asian="14pt" style:font-weight-asian="bold" style:font-size-complex="14pt" style:font-weight-complex="bold"/>
    </style:style>
    <style:style style:name="T20" style:family="text">
      <style:text-properties fo:font-size="12pt" fo:font-weight="bold" officeooo:rsid="002215f3"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weight="normal" officeooo:rsid="002215f3" style:font-weight-asian="normal" style:font-weight-complex="normal"/>
    </style:style>
    <style:style style:name="T23" style:family="text">
      <style:text-properties officeooo:rsid="002aa898"/>
    </style:style>
    <style:style style:name="T24" style:family="text">
      <style:text-properties fo:font-size="20pt" style:font-size-asian="20pt"/>
    </style:style>
    <style:style style:name="T25" style:family="text">
      <style:text-properties officeooo:rsid="00395b1f"/>
    </style:style>
    <style:style style:name="T26" style:family="text">
      <style:text-properties style:font-name="Arial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236in" fo:text-indent="-0.25in" fo:margin-left="0.6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736in" fo:text-indent="-0.25in" fo:margin-left="0.873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236in" fo:text-indent="-0.25in" fo:margin-left="1.123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736in" fo:text-indent="-0.25in" fo:margin-left="1.373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36in" fo:text-indent="-0.25in" fo:margin-left="1.623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736in" fo:text-indent="-0.25in" fo:margin-left="1.873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236in" fo:text-indent="-0.25in" fo:margin-left="2.123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736in" fo:text-indent="-0.25in" fo:margin-left="2.373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236in" fo:text-indent="-0.25in" fo:margin-left="2.623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736in" fo:text-indent="-0.25in" fo:margin-left="2.8736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236in" fo:text-indent="-0.25in" fo:margin-left="0.623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36in" fo:text-indent="-0.25in" fo:margin-left="1.123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36in" fo:text-indent="-0.25in" fo:margin-left="2.8736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Software Requirements Specification</text:p>
      <text:p text:style-name="P46"><text:span text:style-name="T24">for</text:span></text:p>
      <text:p text:style-name="P47">COVISAFE</text:p>
      <text:p text:style-name="P2">Version --- approved</text:p>
      <text:p text:style-name="P2">Prepared by CuriousBots</text:p>
      <text:p text:style-name="P2">CSE8</text:p>
      <text:p text:style-name="P1"><text:span text:style-name="T10">24-02-20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4"><text:a xlink:type="simple" xlink:href="#__RefHeading___Toc1030_1993021822" text:style-name="Index_20_Link" text:visited-style-name="Index_20_Link">1. Introduction<text:tab/>3</text:a></text:p>
          <text:p text:style-name="P6"><text:a xlink:type="simple" xlink:href="#__RefHeading___Toc1032_1993021822" text:style-name="Index_20_Link" text:visited-style-name="Index_20_Link">1.1 Purpose<text:tab/>3</text:a></text:p>
          <text:p text:style-name="P6"><text:a xlink:type="simple" xlink:href="#__RefHeading___Toc1034_1993021822" text:style-name="Index_20_Link" text:visited-style-name="Index_20_Link">1.2 Document Conventions<text:tab/>3</text:a></text:p>
          <text:p text:style-name="P6"><text:a xlink:type="simple" xlink:href="#__RefHeading___Toc1036_1993021822" text:style-name="Index_20_Link" text:visited-style-name="Index_20_Link">1.3 Intended Audience and Reading Suggestions<text:tab/>3</text:a></text:p>
          <text:p text:style-name="P6"><text:a xlink:type="simple" xlink:href="#__RefHeading___Toc1038_1993021822" text:style-name="Index_20_Link" text:visited-style-name="Index_20_Link">1.4 Product Specifications<text:tab/>3</text:a></text:p>
          <text:p text:style-name="P6"><text:a xlink:type="simple" xlink:href="#__RefHeading___Toc1040_1993021822" text:style-name="Index_20_Link" text:visited-style-name="Index_20_Link">1.5 Product Scope<text:tab/>4</text:a></text:p>
          <text:p text:style-name="P6"><text:a xlink:type="simple" xlink:href="#__RefHeading___Toc1042_1993021822" text:style-name="Index_20_Link" text:visited-style-name="Index_20_Link">1.6 References<text:tab/>4</text:a></text:p>
          <text:p text:style-name="P4"><text:a xlink:type="simple" xlink:href="#__RefHeading___Toc1044_1993021822" text:style-name="Index_20_Link" text:visited-style-name="Index_20_Link">2. Overall Description<text:tab/>4</text:a></text:p>
          <text:p text:style-name="P6"><text:a xlink:type="simple" xlink:href="#__RefHeading___Toc1046_1993021822" text:style-name="Index_20_Link" text:visited-style-name="Index_20_Link">2.1 Product Perspective<text:tab/>4</text:a></text:p>
          <text:p text:style-name="P6"><text:a xlink:type="simple" xlink:href="#__RefHeading___Toc1052_1993021822" text:style-name="Index_20_Link" text:visited-style-name="Index_20_Link">2.2 Product Functions<text:tab/>5</text:a></text:p>
          <text:p text:style-name="P6"><text:a xlink:type="simple" xlink:href="#__RefHeading___Toc1054_1993021822" text:style-name="Index_20_Link" text:visited-style-name="Index_20_Link">2.3 User Classes and Characteristics<text:tab/>5</text:a></text:p>
          <text:p text:style-name="P6"><text:a xlink:type="simple" xlink:href="#__RefHeading___Toc1056_1993021822" text:style-name="Index_20_Link" text:visited-style-name="Index_20_Link">2.4 Operating Environment<text:tab/>5</text:a></text:p>
          <text:p text:style-name="P6"><text:a xlink:type="simple" xlink:href="#__RefHeading___Toc1058_1993021822" text:style-name="Index_20_Link" text:visited-style-name="Index_20_Link">2.5 Design and Implementation Constraints<text:tab/>5</text:a></text:p>
          <text:p text:style-name="P6"><text:a xlink:type="simple" xlink:href="#__RefHeading___Toc1060_1993021822" text:style-name="Index_20_Link" text:visited-style-name="Index_20_Link">2.6 User Documentation<text:tab/>6</text:a></text:p>
          <text:p text:style-name="P6"><text:a xlink:type="simple" xlink:href="#__RefHeading___Toc1062_1993021822" text:style-name="Index_20_Link" text:visited-style-name="Index_20_Link">2.7 Assumptions and Dependencies<text:tab/>6</text:a></text:p>
          <text:p text:style-name="P4"><text:a xlink:type="simple" xlink:href="#__RefHeading___Toc1048_1993021822" text:style-name="Index_20_Link" text:visited-style-name="Index_20_Link">3. External Interface Requirements<text:tab/>6</text:a></text:p>
          <text:p text:style-name="P6"><text:a xlink:type="simple" xlink:href="#__RefHeading___Toc1064_1993021822" text:style-name="Index_20_Link" text:visited-style-name="Index_20_Link">3.1 User Interfaces<text:tab/>6</text:a></text:p>
          <text:p text:style-name="P6"><text:a xlink:type="simple" xlink:href="#__RefHeading___Toc1066_1993021822" text:style-name="Index_20_Link" text:visited-style-name="Index_20_Link">3.2 Hardware Interfaces<text:tab/>6</text:a></text:p>
          <text:p text:style-name="P6"><text:a xlink:type="simple" xlink:href="#__RefHeading___Toc1068_1993021822" text:style-name="Index_20_Link" text:visited-style-name="Index_20_Link">3.3 Software Interfaces<text:tab/>6</text:a></text:p>
          <text:p text:style-name="P6"><text:a xlink:type="simple" xlink:href="#__RefHeading___Toc1070_1993021822" text:style-name="Index_20_Link" text:visited-style-name="Index_20_Link">3.4 Communications Interfaces<text:tab/>6</text:a></text:p>
          <text:p text:style-name="P4"><text:a xlink:type="simple" xlink:href="#__RefHeading___Toc1050_1993021822" text:style-name="Index_20_Link" text:visited-style-name="Index_20_Link">4. System Features<text:tab/>6</text:a></text:p>
        </text:index-body>
      </text:table-of-content>
      <text:h text:style-name="P16" text:outline-level="2"/>
      <text:h text:style-name="P14" text:outline-level="2"><text:bookmark-start text:name="__RefHeading___Toc1030_1993021822"/><text:span text:style-name="T26">1. Introduction</text:span><text:bookmark-end text:name="__RefHeading___Toc1030_1993021822"/></text:h>
      <text:h text:style-name="P18" text:outline-level="3"><text:bookmark-start text:name="__RefHeading___Toc1032_1993021822"/>1.1 Purpose <text:bookmark-end text:name="__RefHeading___Toc1032_1993021822"/></text:h>
      <text:p text:style-name="P35">This SRS document aims to present a detailed description of our product COVISAFE, which aims at tracking, controlling and managing the campus situations in times of the pandemic. The finally delivered product is version --- of our initial software. This software is intended to manage healthcare facilities prevailing in the college campus.</text:p>
      <text:p text:style-name="P30"/>
      <text:h text:style-name="P18" text:outline-level="3"><text:bookmark-start text:name="__RefHeading___Toc1034_1993021822"/>1.2 Document Conventions<text:bookmark-end text:name="__RefHeading___Toc1034_1993021822"/></text:h>
      <text:p text:style-name="P30">This Document was created based on the IEEE template for System Requirement</text:p>
      <text:p text:style-name="P30">Specification Documents.</text:p>
      <text:p text:style-name="P30">The typographical conventions that were followed while writing this SRS document are as follows:</text:p>
      <text:p text:style-name="P30">Font size: 12</text:p>
      <text:p text:style-name="P30">Font Face: Times New Roman</text:p>
      <text:p text:style-name="P30">Line Spacing: 1.5</text:p>
      <text:p text:style-name="P30">After Space: 6</text:p>
      <text:p text:style-name="P30">Before Space: 0</text:p>
      <text:p text:style-name="P30">Margin: 1 inch</text:p>
      <text:p text:style-name="P30">Alignment: Justified</text:p>
      <text:p text:style-name="P30"/>
      <text:h text:style-name="P18" text:outline-level="3"><text:bookmark-start text:name="__RefHeading___Toc1036_1993021822"/>1.3 Intended Audience and Reading Suggestions<text:bookmark-end text:name="__RefHeading___Toc1036_1993021822"/></text:h>
      <text:list xml:id="list3538841979" text:style-name="L2">
        <text:list-item>
          <text:p text:style-name="P32">Typical Users, such as students inside the college campus, who need help with their health-related issues during the times of pandemic.</text:p>
        </text:list-item>
        <text:list-item>
          <text:p text:style-name="P31"><text:s/>College Management authorities and hostel caretakers who want systematic solutions in those times.</text:p>
        </text:list-item>
      </text:list>
      <text:p text:style-name="P30"/>
      <text:h text:style-name="P18" text:outline-level="3"><text:bookmark-start text:name="__RefHeading___Toc1038_1993021822"/>1.4 Product Specifications<text:bookmark-end text:name="__RefHeading___Toc1038_1993021822"/></text:h>
      <text:list xml:id="list3924910422" text:style-name="L5">
        <text:list-item>
          <text:p text:style-name="P40"><text:span text:style-name="T3">Database Server: </text:span></text:p>
        </text:list-item>
        <text:list-item>
          <text:p text:style-name="P40"><text:span text:style-name="T3">Medical Record</text:span></text:p>
        </text:list-item>
        <text:list-item>
          <text:p text:style-name="P40"><text:soft-page-break/><text:span text:style-name="T3">Advisory Portal</text:span></text:p>
        </text:list-item>
        <text:list-item>
          <text:p text:style-name="P40"><text:span text:style-name="T3">Online Appointment</text:span></text:p>
        </text:list-item>
      </text:list>
      <text:p text:style-name="P38"><text:span text:style-name="T19"/></text:p>
      <text:h text:style-name="P18" text:outline-level="3"><text:bookmark-start text:name="__RefHeading___Toc1040_1993021822"/><text:span text:style-name="T17">1.</text:span><text:span text:style-name="T18">5</text:span><text:span text:style-name="T17"> Product Scope</text:span><text:bookmark-end text:name="__RefHeading___Toc1040_1993021822"/></text:h>
      <text:p text:style-name="P30">‘COVISAFE’ is a software that providing these services inside the campus.</text:p>
      <text:p text:style-name="P33">and keeps the track of all the positive students in that area. In this, students would be able to contact to health authorities in case of any medical emergency and also maintains the central repository (database server). </text:p>
      <text:p text:style-name="P37"/>
      <text:p text:style-name="P30">Both the students and authorities can login through their credentials and can access the facilities provided.</text:p>
      <text:p text:style-name="P30"/>
      <text:h text:style-name="P18" text:outline-level="3"><text:bookmark-start text:name="__RefHeading___Toc1042_1993021822"/><text:span text:style-name="T17">1.</text:span><text:span text:style-name="T18">6</text:span><text:span text:style-name="T17"> References</text:span><text:bookmark-end text:name="__RefHeading___Toc1042_1993021822"/></text:h>
      <text:p text:style-name="P28"><text:span text:style-name="T10">Electronic Documents</text:span></text:p>
      <text:p text:style-name="P29">E-book</text:p>
      <text:p text:style-name="P29">[1]<text:tab/>Pressman S. R. and Maxim R. B., Software Engineering, A Practitioner’s Approach, 7th <text:tab/>Edition, McGraw Hill International, 2015. Available: <text:span text:style-name="T9">L</text:span>ibrary <text:span text:style-name="T9">Genesis</text:span></text:p>
      <text:p text:style-name="P29"/>
      <text:p text:style-name="P29"><text:span text:style-name="T20">Internet Documents</text:span></text:p>
      <text:p text:style-name="P34"><text:span text:style-name="T22">Professional Internet Site</text:span></text:p>
      <text:p text:style-name="P41"><text:span text:style-name="T16">[2]<text:tab/></text:span><text:span text:style-name="T13">Institute of Electrical and Electronics Engineers, “IEEE Template for System <text:tab/>Requirement Specification Documents”. </text:span><text:span text:style-name="T15">[Online]. </text:span><text:span text:style-name="T14">Available: <text:tab/></text:span><text:a xlink:type="simple" xlink:href="https://web.cs.dal.ca/~hawkey/3130/srs_template-ieee.doc" text:style-name="Internet_20_link" text:visited-style-name="Visited_20_Internet_20_Link"><text:span text:style-name="T13">https://web.cs.dal.ca/~hawkey/3130/srs_template-ieee.doc</text:span></text:a><text:span text:style-name="T13"> </text:span><text:span text:style-name="T14">[Accessed: Feb. 27, 2022]</text:span></text:p>
      <text:p text:style-name="P24"/>
      <text:p text:style-name="P25"/>
      <text:h text:style-name="P17" text:outline-level="2"><text:bookmark-start text:name="__RefHeading___Toc1044_1993021822"/>2. Overall Description<text:bookmark-end text:name="__RefHeading___Toc1044_1993021822"/></text:h>
      <text:h text:style-name="P18" text:outline-level="3"><text:bookmark-start text:name="__RefHeading___Toc1046_1993021822"/>2.1 Product Perspective<text:bookmark-end text:name="__RefHeading___Toc1046_1993021822"/></text:h>
      <text:p text:style-name="P22">The government authorized similar area projects such as ‘Aarogya Setu’ aims to track the record of all the infected people in the whole country and no such health advisory portal is present;</text:p>
      <text:p text:style-name="P22"><text:soft-page-break/>The project targets the local restricted area (for example a campus or town) which provides more efficient data and caters the needs of the infected.</text:p>
      <text:p text:style-name="P21"/>
      <text:h text:style-name="P18" text:outline-level="3"><text:bookmark-start text:name="__RefHeading___Toc1052_1993021822"/>2.2 Product Functions<text:bookmark-end text:name="__RefHeading___Toc1052_1993021822"/></text:h>
      <text:p text:style-name="P20"><text:span text:style-name="T5">Covisafe</text:span><text:span text:style-name="T4"> keeps track of all the covid positive students and faculty members in the campus and caters to the needs and necessities of all quarantined and isolated people. </text:span><text:span text:style-name="T6">It</text:span><text:span text:style-name="T4"> has also been equipped to provide emergency medical help in case a patient falls seriously ill. </text:span><text:span text:style-name="T6">Also, Covisafe</text:span><text:span text:style-name="T4"> serves as a health advisory portal for raising awareness about the transmission, symptoms and care that needs to be facilitated to the patients. Online consultations and appointments with healthcare workers can also be booked through the app.</text:span></text:p>
      <text:p text:style-name="P23"/>
      <text:h text:style-name="P18" text:outline-level="3"><text:bookmark-start text:name="__RefHeading___Toc1054_1993021822"/>2.3 User Classes and Characteristics<text:bookmark-end text:name="__RefHeading___Toc1054_1993021822"/></text:h>
      <text:p text:style-name="P21">Typical Users, such as students <text:span text:style-name="T1">of Thapar</text:span>, who want to use <text:span text:style-name="T1">Covisafe</text:span> for <text:span text:style-name="T1">inquiring about the number of positive cases on campus.</text:span></text:p>
      <text:p text:style-name="P20"><text:span text:style-name="T1">Users, unwell or covid positive who want to use Covisafe for requesting medical help or essential items from campus shops while being quarantined.</text:span></text:p>
      <text:p text:style-name="P21">Professional Users, such as <text:span text:style-name="T1">medical staff</text:span>, who want to use <text:span text:style-name="T1">Covisafe</text:span> for <text:span text:style-name="T1">providing emergency medical help or </text:span><text:span text:style-name="T2">setting up appointments, consultations.</text:span></text:p>
      <text:p text:style-name="P21">Programmers who are interested in working on the project by further developing it</text:p>
      <text:p text:style-name="P21">or fix existing bugs.</text:p>
      <text:p text:style-name="P21"/>
      <text:h text:style-name="P18" text:outline-level="3"><text:bookmark-start text:name="__RefHeading___Toc1056_1993021822"/>2.4 Operating Environment<text:bookmark-end text:name="__RefHeading___Toc1056_1993021822"/></text:h>
      <text:p text:style-name="P19">Firefox</text:p>
      <text:p text:style-name="P19">Google Chrome</text:p>
      <text:p text:style-name="P19">Safari</text:p>
      <text:p text:style-name="P19">and other web browsers</text:p>
      <text:p text:style-name="P20"/>
      <text:h text:style-name="P18" text:outline-level="3"><text:bookmark-start text:name="__RefHeading___Toc1058_1993021822"/>2.5 Design and Implementation Constraints<text:bookmark-end text:name="__RefHeading___Toc1058_1993021822"/></text:h>
      <text:p text:style-name="P20">Covisafe developed in java , C++ and python.</text:p>
      <text:p text:style-name="P20"/>
      <text:h text:style-name="P18" text:outline-level="3"><text:bookmark-start text:name="__RefHeading___Toc1060_1993021822"/><text:soft-page-break/>2.6 User Documentation<text:bookmark-end text:name="__RefHeading___Toc1060_1993021822"/></text:h>
      <text:p text:style-name="P44"/>
      <text:h text:style-name="P18" text:outline-level="3"><text:bookmark-start text:name="__RefHeading___Toc1062_1993021822"/>2.7 Assumptions and Dependencies<text:bookmark-end text:name="__RefHeading___Toc1062_1993021822"/></text:h>
      <text:p text:style-name="P20">User must have update<text:span text:style-name="T8">d</text:span> version of <text:span text:style-name="T8">Firefox, G</text:span>oogle <text:span text:style-name="T8">C</text:span>hrome, <text:span text:style-name="T8">or</text:span> <text:span text:style-name="T8">S</text:span>afari browser.</text:p>
      <text:p text:style-name="P20"/>
      <text:p text:style-name="P20"/>
      <text:h text:style-name="P17" text:outline-level="2"><text:bookmark-start text:name="__RefHeading___Toc1048_1993021822"/>3. External Interface Requirements<text:bookmark-end text:name="__RefHeading___Toc1048_1993021822"/></text:h>
      <text:h text:style-name="P18" text:outline-level="3"><text:bookmark-start text:name="__RefHeading___Toc1064_1993021822"/>3.1 User Interfaces<text:bookmark-end text:name="__RefHeading___Toc1064_1993021822"/></text:h>
      <text:p text:style-name="P42"/>
      <text:h text:style-name="P18" text:outline-level="3"><text:bookmark-start text:name="__RefHeading___Toc1066_1993021822"/>3.2 Hardware Interfaces<text:bookmark-end text:name="__RefHeading___Toc1066_1993021822"/></text:h>
      <text:p text:style-name="P42"/>
      <text:h text:style-name="P18" text:outline-level="3"><text:bookmark-start text:name="__RefHeading___Toc1068_1993021822"/>3.3 Software Interfaces<text:bookmark-end text:name="__RefHeading___Toc1068_1993021822"/></text:h>
      <text:p text:style-name="P42"/>
      <text:h text:style-name="P18" text:outline-level="3"><text:bookmark-start text:name="__RefHeading___Toc1070_1993021822"/>3.4 Communications Interfaces<text:bookmark-end text:name="__RefHeading___Toc1070_1993021822"/></text:h>
      <text:p text:style-name="P42"/>
      <text:p text:style-name="P27"/>
      <text:h text:style-name="P17" text:outline-level="2"><text:bookmark-start text:name="__RefHeading___Toc1050_1993021822"/>4. System Features<text:bookmark-end text:name="__RefHeading___Toc1050_1993021822"/></text:h>
      <text:p text:style-name="P36"><text:span text:style-name="T21">This section demonstrates Covisafe’s most prominent features and explains how they can be used and the results they will give back to the us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Verdana" svg:font-family="Verdana" style:font-family-generic="roman" style:font-pitch="variable"/>
    <style:font-face style:name="WenQuanYi Zen Hei" svg:font-family="'WenQuanYi Zen Hei'" style:font-family-generic="system" style:font-pitch="variable"/>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itle" style:family="paragraph" style:parent-style-name="Standard" style:class="chapter">
      <style:paragraph-properties fo:margin-top="0.1665in" fo:margin-bottom="0.5in" style: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ByLine" style:family="paragraph" style:parent-style-name="Title">
      <style:text-properties fo:font-size="14pt" style:font-size-asian="14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1" officeooo:paragraph-rsid="003843d2"/>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style:num-format="i" text:select-page="current">vi</text:page-number></text:p>
      </style:header>
    </style:master-page>
    <style:master-page style:name="Endnote"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6:38:44.004276009</meta:creation-date>
    <meta:generator>LibreOffice/7.3.0.3$Linux_X86_64 LibreOffice_project/30$Build-3</meta:generator>
    <dc:date>2022-02-27T22:25:30.351536884</dc:date>
    <meta:editing-duration>PT1H41M12S</meta:editing-duration>
    <meta:editing-cycles>32</meta:editing-cycles>
    <meta:document-statistic meta:table-count="0" meta:image-count="0" meta:object-count="0" meta:page-count="6" meta:paragraph-count="92" meta:word-count="717" meta:character-count="4721" meta:non-whitespace-character-count="4095"/>
  </office:meta>
</office:document-meta>
</file>